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3a8" officeooo:paragraph-rsid="000783a8"/>
    </style:style>
    <style:style style:name="P2" style:family="paragraph" style:parent-style-name="Standard">
      <style:text-properties officeooo:rsid="00085b17" officeooo:paragraph-rsid="00085b17"/>
    </style:style>
    <style:style style:name="P3" style:family="paragraph" style:parent-style-name="Standard">
      <style:text-properties officeooo:rsid="00092fa3" officeooo:paragraph-rsid="00092fa3"/>
    </style:style>
    <style:style style:name="P4" style:family="paragraph" style:parent-style-name="Standard">
      <style:text-properties officeooo:rsid="000934b4" officeooo:paragraph-rsid="000934b4"/>
    </style:style>
    <style:style style:name="P5" style:family="paragraph" style:parent-style-name="Standard">
      <style:text-properties officeooo:rsid="000c015e" officeooo:paragraph-rsid="000c015e"/>
    </style:style>
    <style:style style:name="T1" style:family="text">
      <style:text-properties officeooo:rsid="000b6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WEN 438: Lab 2</text:p>
      <text:p text:style-name="P1"/>
      <text:p text:style-name="P1"/>
      <text:p text:style-name="P1"/>
      <text:p text:style-name="P1">attacker ip – 10.0.2.15</text:p>
      <text:p text:style-name="P1">victim ip – 10.0.2.4</text:p>
      <text:p text:style-name="P1"/>
      <text:p text:style-name="P1"/>
      <text:p text:style-name="P2">Question 2</text:p>
      <text:p text:style-name="P2"/>
      <text:p text:style-name="P2">there is 100% packet loss because the returned paket would be redirected to the spoofed ip not the attackers own</text:p>
      <text:p text:style-name="P2"/>
      <text:p text:style-name="P3">Question 3 </text:p>
      <text:p text:style-name="P3"/>
      <text:p text:style-name="P3">a) There are a lot of packets from the flood command</text:p>
      <text:p text:style-name="P3"/>
      <text:p text:style-name="P3">b) You dont get a reply back to the attacker because they are sent to the spoofed ip <text:span text:style-name="T1">which you dont have acees to / doesnt exist. Also</text:span> there are too many <text:span text:style-name="T1">packets </text:span>being recieved by the victim to be able to send a response.</text:p>
      <text:p text:style-name="P3"/>
      <text:p text:style-name="P4">c)</text:p>
      <text:p text:style-name="P4"/>
      <text:p text:style-name="P4">Before:</text:p>
      <text:p text:style-name="P4"/>
      <text:p text:style-name="P4">round trip time avg = 0.661 ms</text:p>
      <text:p text:style-name="P4"/>
      <text:p text:style-name="P4">After: </text:p>
      <text:p text:style-name="P4"/>
      <text:p text:style-name="P4">No packets are recieved, <text:span text:style-name="T1">this is because the victim is being flooded with packets already</text:span></text:p>
      <text:p text:style-name="P4"/>
      <text:p text:style-name="P5">Question 4 </text:p>
      <text:p text:style-name="P5"/>
      <text:p text:style-name="P5">ping 10.0.2.4 -l 65500</text:p>
      <text:p text:style-name="P5"/>
      <text:p text:style-name="P5">This is sometimes not effective because you can set maximum packet sizes which discard oversized packets.</text:p>
      <text:p text:style-name="P5"/>
      <text:p text:style-name="P5">To be effective these days you you need to fragment it over more packets to try avoid detect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0T08:43:56.367053839</meta:creation-date>
    <dc:date>2020-03-20T09:37:00.416242649</dc:date>
    <meta:editing-duration>PT22M32S</meta:editing-duration>
    <meta:editing-cycles>4</meta:editing-cycles>
    <meta:generator>LibreOffice/6.3.4.2$Linux_X86_64 LibreOffice_project/60da17e045e08f1793c57c00ba83cdfce946d0aa</meta:generator>
    <meta:document-statistic meta:table-count="0" meta:image-count="0" meta:object-count="0" meta:page-count="1" meta:paragraph-count="17" meta:word-count="155" meta:character-count="832" meta:non-whitespace-character-count="689"/>
  </office:meta>
</office:document-meta>
</file>